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>
      <style:text-properties officeooo:paragraph-rsid="001dd3bd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  <style:text-properties officeooo:paragraph-rsid="001dd3bd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>
      <style:paragraph-properties fo:break-before="page"/>
      <style:text-properties officeooo:paragraph-rsid="001dd3bd"/>
    </style:style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Multiple Choice Questions</text:span> Choose the correct answer from the three options.</text:p>
      <text:list text:style-name="L1">
        <text:list-item>
          <text:p text:style-name="P1">Into how many main parts are the Italian Alps divided? <text:line-break/>A) Two <text:line-break/>B) Three <text:line-break/>C) Four</text:p>
        </text:list-item>
        <text:list-item>
          <text:p text:style-name="P2">Which of these plants is found in the high mountains (alpine meadows) where it is cold and trees cannot grow? <text:line-break/>A) Pine tree <text:line-break/>B) Beech tree <text:line-break/>C) Edelweiss</text:p>
        </text:list-item>
        <text:list-item>
          <text:p text:style-name="P2">What is the economy of the Alps primarily based on? <text:line-break/>A) Chemical industries and factories <text:line-break/>B) Tourism, farming, and nature <text:line-break/>C) Exclusively cutting wood</text:p>
        </text:list-item>
      </text:list>
      <text:p text:style-name="Text_20_body"><text:span text:style-name="Strong_20_Emphasis"/></text:p>
      <text:p text:style-name="Text_20_body"><text:span text:style-name="Strong_20_Emphasis">True or False</text:span> Indicate whether the statement is true or false.</text:p>
      <text:list text:style-name="L2">
        <text:list-item>
          <text:p text:style-name="P3">Mont Blanc, the highest mountain in Europe, is located in the Eastern Alps area. </text:p>
        </text:list-item>
        <text:list-item>
          <text:p text:style-name="P3">The Alps form a long natural wall between Italy and other European countries. </text:p>
        </text:list-item>
        <text:list-item>
          <text:p text:style-name="P4">Many rivers start in the Central Alps because of the snow and ice. </text:p>
        </text:list-item>
      </text:list>
      <text:p text:style-name="Text_20_body"><text:span text:style-name="Strong_20_Emphasis"/></text:p>
      <text:p text:style-name="Text_20_body"><text:span text:style-name="Strong_20_Emphasis">Open-Ended Questions</text:span> Answer clearly and completely.</text:p>
      <text:list text:style-name="L3">
        <text:list-item>
          <text:p text:style-name="P5">What are the main characteristics of the Eastern Alps' appearance, and which world-famous mountain range is located in this area? <text:line-break/><text:line-break/><text:line-break/><text:line-break/><text:line-break/><text:line-break/></text:p>
        </text:list-item>
        <text:list-item>
          <text:p text:style-name="P6">How are the animals that live in the Alps described in relation to their environment? Provide at least three examples of animals found there. <text:line-break/><text:line-break/><text:line-break/><text:line-break/><text:line-break/><text:line-break/></text:p>
        </text:list-item>
        <text:list-item>
          <text:p text:style-name="P7">Why do tourists visit the Alps? Describe the main activities they do during the winter and the summer. <text:line-break/><text:line-break/><text:span text:style-name="Strong_20_Emphasis"><text:line-break/></text:span></text:p>
        </text:list-item>
      </text:list>
      <text:p text:style-name="P8"><text:span text:style-name="Strong_20_Emphasis">SOLUTIONS</text:span></text:p>
      <text:p text:style-name="Text_20_body"><text:span text:style-name="Strong_20_Emphasis">Solutions: Multiple Choice</text:span></text:p>
      <text:list text:style-name="L4">
        <text:list-item>
          <text:p text:style-name="P9"><text:span text:style-name="Strong_20_Emphasis">B) Three</text:span>. The Alps in Italy are divided into three main parts: Western Alps, Central Alps, and Eastern Alps. </text:p>
        </text:list-item>
        <text:list-item>
          <text:p text:style-name="P9"><text:span text:style-name="Strong_20_Emphasis">C) Edelweiss</text:span>. It grows in the high mountains or alpine meadows, where it is cold and windy and trees cannot grow. </text:p>
        </text:list-item>
        <text:list-item>
          <text:p text:style-name="P10"><text:span text:style-name="Strong_20_Emphasis">B) Tourism, farming, and nature</text:span>. The simple summary of the economy states it is based on tourism, farming, and nature, with farmers raising cows and goats to produce milk, cheese, and butter. </text:p>
        </text:list-item>
      </text:list>
      <text:p text:style-name="Text_20_body"><text:span text:style-name="Strong_20_Emphasis">Solutions: True or False</text:span> 4. <text:span text:style-name="Strong_20_Emphasis">False</text:span>. Mont Blanc is located in the <text:span text:style-name="Strong_20_Emphasis">Western Alps</text:span>, which are the highest part of the Alps. 5. <text:span text:style-name="Strong_20_Emphasis">True</text:span>. They are one of the largest mountain ranges in Europe and form a natural wall separating Italy from the rest of Europe. 6. <text:span text:style-name="Strong_20_Emphasis">True</text:span>. The Central Alps have high peaks and large glaciers, and many rivers start there because of the snow and ice.</text:p>
      <text:p text:style-name="Text_20_body"><text:span text:style-name="Strong_20_Emphasis">Solutions: Open-Ended</text:span> 7. The Eastern Alps are famous for their <text:span text:style-name="Strong_20_Emphasis">rocky shapes and light-colored mountains</text:span>. The world-famous mountain range located in this area is the <text:span text:style-name="Strong_20_Emphasis">Dolomites</text:span>. 8. Animals in the Alps are described as being <text:span text:style-name="Strong_20_Emphasis">strong and well adapted to cold weather</text:span>. Examples of these animals include the <text:span text:style-name="Strong_20_Emphasis">wolf, roe deer, ibex, chamois, lynx, marmot, and red deer</text:span>. 9. The economy relies heavily on tourism; tourists come to the Alps to <text:span text:style-name="Strong_20_Emphasis">ski in winter and walk in summer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0:19:47.346000000</meta:creation-date>
    <dc:date>2026-04-27T21:06:33.144122000</dc:date>
    <meta:editing-duration>PT3M27S</meta:editing-duration>
    <meta:editing-cycles>3</meta:editing-cycles>
    <meta:generator>LibreOffice/26.2.2.2$Windows_X86_64 LibreOffice_project/1f77d10d6938fd34972958f64b2bcfa54f8b1ba5</meta:generator>
    <meta:document-statistic meta:table-count="0" meta:image-count="0" meta:object-count="0" meta:page-count="2" meta:paragraph-count="19" meta:word-count="432" meta:character-count="2491" meta:non-whitespace-character-count="2057"/>
  </office:meta>
</office:document-meta>
</file>